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style:font-name="Calibri" style:text-underline-style="none"/>
    </style:style>
    <style:style style:name="P4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5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6" style:family="paragraph" style:parent-style-name="Standard">
      <style:text-properties style:font-name="Calibri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8" style:family="paragraph" style:parent-style-name="Standard">
      <style:text-properties style:font-name="Calibri" style:text-underline-style="solid" style:text-underline-width="auto" style:text-underline-color="font-color"/>
    </style:style>
    <style:style style:name="P9" style:family="paragraph" style:parent-style-name="Standard">
      <style:text-properties style:font-name="Calibri" fo:font-weight="normal" style:font-weight-asian="normal" style:font-weight-complex="normal"/>
    </style:style>
    <style:style style:name="P10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11" style:family="paragraph" style:parent-style-name="Standard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3" style:family="paragraph" style:parent-style-name="Standard">
      <style:paragraph-properties fo:break-before="page"/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 style:list-style-name="L1">
      <style:text-properties style:font-name="Calibri"/>
    </style:style>
    <style:style style:name="P16" style:family="paragraph" style:parent-style-name="Standard">
      <style:text-properties style:font-name="Calibri" fo:font-weight="bold" style:font-weight-asian="bold" style:font-weight-complex="bold"/>
    </style:style>
    <style:style style:name="P17" style:family="paragraph" style:parent-style-name="Standard" style:list-style-name="L2">
      <style:text-properties style:font-name="Calibri"/>
    </style:style>
    <style:style style:name="P18" style:family="paragraph" style:parent-style-name="Standard" style:list-style-name="L3">
      <style:text-properties style:font-name="Calibri" fo:font-weight="normal" style:font-weight-asian="normal" style:font-weight-complex="normal"/>
    </style:style>
    <style:style style:name="P19" style:family="paragraph" style:parent-style-name="Standard" style:list-style-name="L4">
      <style:text-properties style:font-name="Calibri" fo:font-weight="normal" style:font-weight-asian="normal" style:font-weight-complex="normal"/>
    </style:style>
    <style:style style:name="P20" style:family="paragraph" style:parent-style-name="Standard" style:list-style-name="L5">
      <style:text-properties style:font-name="Calibri" fo:font-weight="normal" style:font-weight-asian="normal" style:font-weight-complex="normal"/>
    </style:style>
    <style:style style:name="P21" style:family="paragraph" style:parent-style-name="Standard" style:list-style-name="L10">
      <style:text-properties style:font-name="Calibri" fo:font-weight="normal" style:font-weight-asian="normal" style:font-weight-complex="normal"/>
    </style:style>
    <style:style style:name="P22" style:family="paragraph" style:parent-style-name="Standard" style:list-style-name="L20">
      <style:text-properties style:font-name="Calibri" fo:font-weight="normal" style:font-weight-asian="normal" style:font-weight-complex="normal"/>
    </style:style>
    <style:style style:name="P23" style:family="paragraph" style:parent-style-name="Standard" style:list-style-name="L7">
      <style:text-properties style:font-name="Calibri"/>
    </style:style>
    <style:style style:name="P24" style:family="paragraph" style:parent-style-name="Standard" style:list-style-name="L8">
      <style:text-properties style:font-name="Calibri"/>
    </style:style>
    <style:style style:name="P25" style:family="paragraph" style:parent-style-name="Standard" style:list-style-name="L9">
      <style:text-properties style:font-name="Calibri"/>
    </style:style>
    <style:style style:name="P26" style:family="paragraph" style:parent-style-name="Standard" style:list-style-name="L11">
      <style:text-properties style:font-name="Calibri"/>
    </style:style>
    <style:style style:name="P27" style:family="paragraph" style:parent-style-name="Standard" style:list-style-name="L12">
      <style:text-properties style:font-name="Calibri" style:text-underline-style="none" fo:font-weight="normal" style:font-weight-asian="normal" style:font-weight-complex="normal"/>
    </style:style>
    <style:style style:name="P28" style:family="paragraph" style:parent-style-name="Standard" style:list-style-name="L13">
      <style:text-properties style:font-name="Calibri" style:text-underline-style="none" fo:font-weight="normal" style:font-weight-asian="normal" style:font-weight-complex="normal"/>
    </style:style>
    <style:style style:name="P29" style:family="paragraph" style:parent-style-name="Standard" style:list-style-name="L2">
      <style:text-properties style:font-name="Calibri" style:text-underline-style="none" fo:font-weight="normal" style:font-weight-asian="normal" style:font-weight-complex="normal"/>
    </style:style>
    <style:style style:name="P30" style:family="paragraph" style:parent-style-name="Standard" style:list-style-name="L14">
      <style:text-properties style:font-name="Calibri" style:text-underline-style="none"/>
    </style:style>
    <style:style style:name="P31" style:family="paragraph" style:parent-style-name="Standard" style:list-style-name="L15">
      <style:text-properties style:font-name="Calibri" style:text-underline-style="none"/>
    </style:style>
    <style:style style:name="P32" style:family="paragraph" style:parent-style-name="Standard" style:list-style-name="L16">
      <style:text-properties style:font-name="Calibri" style:text-underline-style="none"/>
    </style:style>
    <style:style style:name="P33" style:family="paragraph" style:parent-style-name="Standard" style:list-style-name="L17">
      <style:text-properties style:font-name="Calibri" style:text-underline-style="none"/>
    </style:style>
    <style:style style:name="P34" style:family="paragraph" style:parent-style-name="Standard" style:list-style-name="L18">
      <style:text-properties style:font-name="Calibri" style:text-underline-style="none"/>
    </style:style>
    <style:style style:name="P35" style:family="paragraph" style:parent-style-name="Standard" style:list-style-name="L19">
      <style:text-properties style:font-name="Calibri" style:text-underline-style="none"/>
    </style:style>
    <style:style style:name="P36" style:family="paragraph" style:parent-style-name="Standard" style:list-style-name="L2">
      <style:text-properties style:font-name="Calibri" style:text-underline-style="none"/>
    </style:style>
    <style:style style:name="P37" style:family="paragraph" style:parent-style-name="Standard" style:list-style-name="L4">
      <style:text-properties style:font-name="Calibri"/>
    </style:style>
    <style:style style:name="P38" style:family="paragraph" style:parent-style-name="Standard" style:list-style-name="L3">
      <style:text-properties style:font-name="Calibri"/>
    </style:style>
    <style:style style:name="P39" style:family="paragraph" style:parent-style-name="Standard" style:list-style-name="L20">
      <style:text-properties style:font-name="Calibri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son PARSONS David &amp; Audrey<text:tab/><text:tab/><text:tab/><text:tab/><text:tab/><text:tab/><text:tab/>30/01/2017</text:p>
      <text:p text:style-name="P1">Lotissement «O Clos Laurie » Lot N°01</text:p>
      <text:p text:style-name="P1">Rue de Pellera 01700 LE MAS RILLIER</text:p>
      <text:p text:style-name="P1"/>
      <text:p text:style-name="P12">LOT ELECTRICITE</text:p>
      <text:p text:style-name="P7">Descriptif</text:p>
      <text:p text:style-name="P2"/>
      <text:p text:style-name="P1"/>
      <text:p text:style-name="P1">Ci-dessous le listing non exhaustif des besoins électriques à prendre en compte à minima dans chaque pièce. En l'absence de précision, le chiffrage comprendra les besoins imposés par les normes en vigueur. </text:p>
      <text:p text:style-name="P1"/>
      <text:p text:style-name="P11">Généralités/Divers</text:p>
      <text:list xml:id="list8338940561429571402" text:style-name="L1">
        <text:list-item>
          <text:p text:style-name="P15">Tableau général situé dans le garage</text:p>
        </text:list-item>
        <text:list-item>
          <text:p text:style-name="P15">Prévoir alimentation PAC (située dans le sous-sol)</text:p>
        </text:list-item>
        <text:list-item>
          <text:p text:style-name="P15">Prévoir alimentation pour volets roulants électriques sur toutes les menuiseries extérieures sauf les 3 fenestrons (largeur 70)</text:p>
        </text:list-item>
        <text:list-item>
          <text:p text:style-name="P15">Prévoir alimentation pour porte sectionnelle de garage motorisée</text:p>
        </text:list-item>
        <text:list-item>
          <text:p text:style-name="P15">Prévoir fourreau en attente à l'entrée du terrain pour un futur portail + sonnette</text:p>
        </text:list-item>
        <text:list-item>
          <text:p text:style-name="P15">Prévoir alimentation pour pompe de relevage des eaux pluviales (cuve enterrée angle sud/sud-est du terrain)</text:p>
        </text:list-item>
      </text:list>
      <text:p text:style-name="P10"/>
      <text:p text:style-name="P11">RDC</text:p>
      <text:p text:style-name="P1"/>
      <text:p text:style-name="P1"><text:span text:style-name="T2">Entrée</text:span></text:p>
      <text:list xml:id="list1817636592441860322" text:style-name="L3">
        <text:list-item>
          <text:p text:style-name="P18">1 alim pour plafonnier commandé en simple allumage</text:p>
        </text:list-item>
        <text:list-item>
          <text:p text:style-name="P18">Attente sonnette</text:p>
        </text:list-item>
        <text:list-item>
          <text:p text:style-name="P38">1 PC à l'Ouest de la porte d'entrée</text:p>
        </text:list-item>
        <text:list-item>
          <text:p text:style-name="P18">Bloc 3 PC à l'Ouest du placard d'entrée</text:p>
        </text:list-item>
        <text:list-item>
          <text:p text:style-name="P18">RJ45 à l'Ouest du placard d'entrée</text:p>
        </text:list-item>
      </text:list>
      <text:p text:style-name="P6"/>
      <text:p text:style-name="P1"><text:span text:style-name="T2">Salon</text:span></text:p>
      <text:list xml:id="list2154493304929071597" text:style-name="L4">
        <text:list-item>
          <text:p text:style-name="P19">spots LED commandés par 4 boutons poussoirs (option télévariateur)</text:p>
        </text:list-item>
        <text:list-item>
          <text:p text:style-name="P37">Bloc 4 PC au nord de la cheminée</text:p>
        </text:list-item>
        <text:list-item>
          <text:p text:style-name="P19">2 PC sous l'escalier</text:p>
        </text:list-item>
        <text:list-item>
          <text:p text:style-name="P19">RJ45 au nord de la cheminée</text:p>
        </text:list-item>
      </text:list>
      <text:p text:style-name="P6"/>
      <text:p text:style-name="P1"><text:span text:style-name="T2">Salle à manger</text:span></text:p>
      <text:list xml:id="list8356468723821936694" text:style-name="L20">
        <text:list-item>
          <text:p text:style-name="P22">spots LED commandés en va-et-vient</text:p>
        </text:list-item>
        <text:list-item>
          <text:p text:style-name="P39">1 PC dans l'angle Sud-Ouest</text:p>
        </text:list-item>
        <text:list-item>
          <text:p text:style-name="P39">1 PC pour vidéoprojecteur dans le faux-plafond</text:p>
        </text:list-item>
        <text:list-item>
          <text:p text:style-name="P39">4 PC au niveau de l'angle entre le salon et la salle à manger</text:p>
        </text:list-item>
        <text:list-item>
          <text:p text:style-name="P22">2 prises HDMI avec longueur câble ~3m (dont 1 dans faux-plafond)</text:p>
          <text:p text:style-name="P22"/>
        </text:list-item>
      </text:list>
      <text:p text:style-name="P6">Cuisine</text:p>
      <text:p text:style-name="P1">PC/FM</text:p>
      <text:list xml:id="list5930231944353961123" text:style-name="L2">
        <text:list-item>
          <text:p text:style-name="P17">2 PC à l'Est de l'îlot central</text:p>
        </text:list-item>
        <text:list-item>
          <text:p text:style-name="P17">2 x 4 PC sur l'îlot</text:p>
        </text:list-item>
        <text:list-item>
          <text:p text:style-name="P17"><text:soft-page-break/>2 PC au Sud de l'évier (four micro-ondes)</text:p>
        </text:list-item>
        <text:list-item>
          <text:p text:style-name="P17">2 PC à côté de la plaque de cuisson</text:p>
        </text:list-item>
        <text:list-item>
          <text:p text:style-name="P17">1 alim pour extraction hôte</text:p>
        </text:list-item>
        <text:list-item>
          <text:p text:style-name="P17">1 alim pour four</text:p>
        </text:list-item>
        <text:list-item>
          <text:p text:style-name="P17">1 alim pour plaques à induction</text:p>
        </text:list-item>
        <text:list-item>
          <text:p text:style-name="P17">1 alim pour lave-vaisselle</text:p>
        </text:list-item>
        <text:list-item>
          <text:p text:style-name="P17">1 alim pour frigo</text:p>
        </text:list-item>
      </text:list>
      <text:p text:style-name="P1">Eclairage</text:p>
      <text:list xml:id="list4226724122362240796" text:style-name="L5">
        <text:list-item>
          <text:p text:style-name="P20">spots LED commandés en va-et-vient</text:p>
        </text:list-item>
      </text:list>
      <text:p text:style-name="P6"/>
      <text:p text:style-name="P6">Chambre parentale</text:p>
      <text:p text:style-name="P1">PC/FM</text:p>
      <text:list xml:id="list381796458" text:continue-list="list5930231944353961123" text:style-name="L2">
        <text:list-item>
          <text:p text:style-name="P17">1 bloc PC (+chargeur USB) de chaque côté du lit </text:p>
        </text:list-item>
        <text:list-item>
          <text:p text:style-name="P17">1 alimentation pour liseuse de chaque côté du lit </text:p>
        </text:list-item>
        <text:list-item>
          <text:p text:style-name="P17">1 PC à l'entrée</text:p>
        </text:list-item>
        <text:list-item>
          <text:p text:style-name="P17">1 PC en face du lit (ht=1,80m) + 1RJ 45</text:p>
        </text:list-item>
      </text:list>
      <text:p text:style-name="P1">Eclairage</text:p>
      <text:list xml:id="list3958703394024764315" text:style-name="L7">
        <text:list-item>
          <text:p text:style-name="P23">1 alim pour plafonnier <text:span text:style-name="T4">commandé en va-et-vient (entrée + côté lit)</text:span></text:p>
        </text:list-item>
      </text:list>
      <text:p text:style-name="P1"/>
      <text:p text:style-name="P6">Dressing</text:p>
      <text:p text:style-name="P1">PC/FM</text:p>
      <text:list xml:id="list42705900" text:continue-list="list381796458" text:style-name="L2">
        <text:list-item>
          <text:p text:style-name="P17">1 alim éclairage derrière les WC</text:p>
        </text:list-item>
        <text:list-item>
          <text:p text:style-name="P17">1 bloc 2 PC derrière les WC</text:p>
        </text:list-item>
        <text:list-item>
          <text:p text:style-name="P17">1 PC à l'entrée</text:p>
        </text:list-item>
      </text:list>
      <text:p text:style-name="P1">Eclairage</text:p>
      <text:list xml:id="list1440172150708693126" text:style-name="L8">
        <text:list-item>
          <text:p text:style-name="P24">1 alim pour plafonnier</text:p>
        </text:list-item>
      </text:list>
      <text:p text:style-name="P1"/>
      <text:p text:style-name="P6">WC 1</text:p>
      <text:p text:style-name="P1">Eclairage</text:p>
      <text:list xml:id="list6006239638928630575" text:style-name="L9">
        <text:list-item>
          <text:p text:style-name="P25">1 alim pour plafonnier</text:p>
        </text:list-item>
      </text:list>
      <text:p text:style-name="P1"/>
      <text:p text:style-name="P6">Couloir</text:p>
      <text:p text:style-name="P1">PC/FM</text:p>
      <text:list xml:id="list369296732" text:continue-list="list42705900" text:style-name="L2">
        <text:list-item>
          <text:p text:style-name="P17">1 PC à l'entrée côté salon</text:p>
        </text:list-item>
      </text:list>
      <text:p text:style-name="P1">Eclairage</text:p>
      <text:list xml:id="list2087105494006239182" text:style-name="L10">
        <text:list-item>
          <text:p text:style-name="P21">1 alim pour plafonnier</text:p>
        </text:list-item>
      </text:list>
      <text:p text:style-name="P9"/>
      <text:p text:style-name="P6">SDB 1</text:p>
      <text:p text:style-name="P1">PC/FM</text:p>
      <text:list xml:id="list413208424" text:continue-list="list369296732" text:style-name="L2">
        <text:list-item>
          <text:p text:style-name="P17">1 alim pour sèche serviettes</text:p>
        </text:list-item>
        <text:list-item>
          <text:p text:style-name="P17">2 PC dans coin Sud-Est</text:p>
        </text:list-item>
      </text:list>
      <text:p text:style-name="P1">Eclairage</text:p>
      <text:list xml:id="list6504593281228930482" text:style-name="L11">
        <text:list-item>
          <text:p text:style-name="P26">1 alim pour plafonnier</text:p>
        </text:list-item>
        <text:list-item>
          <text:p text:style-name="P26">1 alim éclairage de part et d'autre du miroir</text:p>
        </text:list-item>
      </text:list>
      <text:p text:style-name="P1"/>
      <text:p text:style-name="P1"/>
      <text:p text:style-name="P1"/>
      <text:p text:style-name="P11">R+1</text:p>
      <text:p text:style-name="P8"><text:soft-page-break/></text:p>
      <text:p text:style-name="P6">Mezzanine</text:p>
      <text:p text:style-name="P1">PC/FM</text:p>
      <text:list xml:id="list1850124947" text:continue-list="list413208424" text:style-name="L2">
        <text:list-item>
          <text:p text:style-name="P17">selon normes</text:p>
        </text:list-item>
      </text:list>
      <text:p text:style-name="P1">Eclairage</text:p>
      <text:list xml:id="list8610638930634182178" text:style-name="L12">
        <text:list-item>
          <text:p text:style-name="P27">spots LED orientables (plafond placo au rampant) + applique dans escalier commandés par 3 boutons poussoirs</text:p>
        </text:list-item>
      </text:list>
      <text:p text:style-name="P6"/>
      <text:p text:style-name="P6">Vide sur séjour</text:p>
      <text:p text:style-name="P1">Eclairage</text:p>
      <text:list xml:id="list5967667707158269260" text:style-name="L13">
        <text:list-item>
          <text:p text:style-name="P28">spots LED orientables (plafond placo au rampant)</text:p>
        </text:list-item>
      </text:list>
      <text:p text:style-name="P6"/>
      <text:p text:style-name="P6">Chambre 2</text:p>
      <text:p text:style-name="P1">PC/FM</text:p>
      <text:list xml:id="list1505032846" text:continue-list="list1850124947" text:style-name="L2">
        <text:list-item>
          <text:p text:style-name="P17">selon normes</text:p>
        </text:list-item>
      </text:list>
      <text:p text:style-name="P1">Eclairage</text:p>
      <text:list xml:id="list8926353027004080591" text:style-name="L14">
        <text:list-item>
          <text:p text:style-name="P30">1 alim pour plafonnier</text:p>
        </text:list-item>
      </text:list>
      <text:p text:style-name="P3"/>
      <text:p text:style-name="P6">Chambre 3</text:p>
      <text:p text:style-name="P1">PC/FM</text:p>
      <text:list xml:id="list1895421886" text:continue-list="list1505032846" text:style-name="L2">
        <text:list-item>
          <text:p text:style-name="P17">selon normes</text:p>
        </text:list-item>
      </text:list>
      <text:p text:style-name="P1">Eclairage</text:p>
      <text:list xml:id="list2867802941996298509" text:style-name="L15">
        <text:list-item>
          <text:p text:style-name="P31">1 alim pour plafonnier</text:p>
        </text:list-item>
      </text:list>
      <text:p text:style-name="P3"/>
      <text:p text:style-name="P6">Rangement Chambre 3</text:p>
      <text:p text:style-name="P1">Eclairage</text:p>
      <text:list xml:id="list453801611663135458" text:style-name="L16">
        <text:list-item>
          <text:p text:style-name="P32">1 alim pour plafonnier</text:p>
        </text:list-item>
      </text:list>
      <text:p text:style-name="P3"/>
      <text:p text:style-name="P4">WC 2</text:p>
      <text:p text:style-name="P1">Eclairage</text:p>
      <text:list xml:id="list7006866866393070072" text:style-name="L17">
        <text:list-item>
          <text:p text:style-name="P33">1 alim pour plafonnier</text:p>
        </text:list-item>
      </text:list>
      <text:p text:style-name="P3"/>
      <text:p text:style-name="P4">SDB 2</text:p>
      <text:p text:style-name="P1">PC/FM</text:p>
      <text:list xml:id="list453991934" text:continue-list="list1895421886" text:style-name="L2">
        <text:list-item>
          <text:p text:style-name="P17">selon normes</text:p>
        </text:list-item>
      </text:list>
      <text:p text:style-name="P1">Eclairage</text:p>
      <text:list xml:id="list5708241313527917649" text:style-name="L18">
        <text:list-item>
          <text:p text:style-name="P34">1 alim pour plafonnier</text:p>
        </text:list-item>
        <text:list-item>
          <text:p text:style-name="P34">2 alim vers miroir</text:p>
        </text:list-item>
      </text:list>
      <text:p text:style-name="P6"/>
      <text:p text:style-name="P6">Chambre 4</text:p>
      <text:p text:style-name="P1">PC/FM</text:p>
      <text:list xml:id="list103810477" text:continue-list="list453991934" text:style-name="L2">
        <text:list-item>
          <text:p text:style-name="P17">selon normes</text:p>
        </text:list-item>
      </text:list>
      <text:p text:style-name="P1">Eclairage</text:p>
      <text:list xml:id="list3321873429714938261" text:style-name="L19">
        <text:list-item>
          <text:p text:style-name="P35">1 alim pour plafonnier</text:p>
        </text:list-item>
      </text:list>
      <text:p text:style-name="P3"/>
      <text:p text:style-name="P3"/>
      <text:p text:style-name="P11"/>
      <text:p text:style-name="P13">EXTERIEUR</text:p>
      <text:p text:style-name="P6"/>
      <text:p text:style-name="P6">Façade Sud</text:p>
      <text:p text:style-name="P9">PC/FM</text:p>
      <text:list xml:id="list856739105" text:continue-list="list103810477" text:style-name="L2">
        <text:list-item>
          <text:p text:style-name="P17">1 PC <text:span text:style-name="T1">dans l'angle rentrant Sud-Ouest (entre salon et salle à manger)</text:span></text:p>
        </text:list-item>
      </text:list>
      <text:p text:style-name="P9">Éclairage</text:p>
      <text:list xml:id="list207058130" text:continue-numbering="true" text:style-name="L2">
        <text:list-item>
          <text:p text:style-name="P17">1 éclairage en façade au-dessus de la porte de la salle à manger (interrupteur)</text:p>
        </text:list-item>
        <text:list-item>
          <text:p text:style-name="P17">1 éclairage en façade au-dessus de la porte d'entrée (détecteur)</text:p>
        </text:list-item>
        <text:list-item>
          <text:p text:style-name="P17">1 éclairage en façade au-dessus de la porte de la chambre 1 (détecteur)</text:p>
        </text:list-item>
      </text:list>
      <text:p text:style-name="P3"/>
      <text:p text:style-name="P4">Façade Ouest</text:p>
      <text:p text:style-name="P9">PC/FM</text:p>
      <text:list xml:id="list973256300" text:continue-numbering="true" text:style-name="L2">
        <text:list-item>
          <text:p text:style-name="P29">1 PC à côté de la porte de service du garage</text:p>
        </text:list-item>
      </text:list>
      <text:p text:style-name="P5">Éclairage</text:p>
      <text:list xml:id="list2153952078" text:continue-numbering="true" text:style-name="L2">
        <text:list-item>
          <text:p text:style-name="P36">1 éclairage en façade dans l'angle rentrant Sud-Ouest (mur ouest du salon) (interrupteur)</text:p>
        </text:list-item>
        <text:list-item>
          <text:p text:style-name="P36">1 éclairage en façade au-dessus de la porte de service du garage (interrupteur)</text:p>
        </text:list-item>
      </text:list>
      <text:p text:style-name="P3"/>
      <text:p text:style-name="P4">Façade Est</text:p>
      <text:p text:style-name="P9">PC/FM</text:p>
      <text:list xml:id="list1211510997" text:continue-numbering="true" text:style-name="L2">
        <text:list-item>
          <text:p text:style-name="P29">1 PC sous l'abri voiture</text:p>
        </text:list-item>
        <text:list-item>
          <text:p text:style-name="P29">1 fourreau pour charge véhicule électrique sous l'abri</text:p>
        </text:list-item>
        <text:list-item>
          <text:p text:style-name="P29">1 PC à côté de la porte du garage</text:p>
        </text:list-item>
      </text:list>
      <text:p text:style-name="P5">Éclairage</text:p>
      <text:list xml:id="list1443642902" text:continue-numbering="true" text:style-name="L2">
        <text:list-item>
          <text:p text:style-name="P36">1 éclairage en façade sous l'abri voiture (détecteur)</text:p>
        </text:list-item>
      </text:list>
      <text:p text:style-name="P3"/>
      <text:p text:style-name="P4">Façade Nord</text:p>
      <text:list xml:id="list906783638" text:continue-numbering="true" text:style-name="L2">
        <text:list-item>
          <text:p text:style-name="P36">1 éclairage en façade sur le mur du dressing (interrupteur)</text:p>
        </text:list-item>
      </text:list>
      <text:p text:style-name="P3"/>
      <text:p text:style-name="P3"/>
      <text:p text:style-name="P3"/>
      <text:p text:style-name="P11">CAVE</text:p>
      <text:p text:style-name="P9">PC/FM</text:p>
      <text:list xml:id="list1639418284" text:continue-numbering="true" text:style-name="L2">
        <text:list-item>
          <text:p text:style-name="P29">selon normes</text:p>
        </text:list-item>
      </text:list>
      <text:p text:style-name="P5">Éclairage</text:p>
      <text:list xml:id="list1358681708" text:continue-numbering="true" text:style-name="L2">
        <text:list-item>
          <text:p text:style-name="P36">alim pour plafonni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4-13T13:57:14</dc:date>
    <dc:creator>David Parsons</dc:creator>
    <meta:editing-duration>P15DT12H6M17S</meta:editing-duration>
    <meta:editing-cycles>32</meta:editing-cycles>
    <meta:generator>OpenOffice/4.1.1$Unix OpenOffice.org_project/411m6$Build-9775</meta:generator>
    <meta:document-statistic meta:table-count="0" meta:image-count="0" meta:object-count="0" meta:page-count="4" meta:paragraph-count="138" meta:word-count="725" meta:character-count="3796"/>
  </office:meta>
</office:document-meta>
</file>